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Roboto" svg:font-family="Roboto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3.851cm" fo:min-width="10.82cm"/>
    </style:style>
    <style:style style:name="gr2" style:family="graphic" style:parent-style-name="standard">
      <style:graphic-properties draw:stroke="none" draw:fill-color="#005085" draw:textarea-horizontal-align="justify" draw:textarea-vertical-align="middle" draw:auto-grow-height="false" fo:min-height="1.75cm" fo:min-width="1.814cm"/>
    </style:style>
    <style:style style:name="gr3" style:family="graphic" style:parent-style-name="standard">
      <style:graphic-properties draw:stroke="solid" draw:stroke-dash="Dash_20_Dot_20_1" svg:stroke-width="0.106cm" svg:stroke-color="#ffffff" draw:marker-start-width="0.267cm" draw:marker-end-width="0.267cm" draw:stroke-linejoin="round" svg:stroke-linecap="round" draw:fill="none" draw:textarea-horizontal-align="center" draw:textarea-vertical-align="middle" fo:padding-top="0.179cm" fo:padding-bottom="0.179cm" fo:padding-left="0.304cm" fo:padding-right="0.304cm"/>
    </style:style>
    <style:style style:name="gr4" style:family="graphic" style:parent-style-name="standard">
      <style:graphic-properties draw:stroke="solid" draw:stroke-dash="Dash_20_Dot_20_1" svg:stroke-width="0.106cm" svg:stroke-color="#ffffff" draw:marker-start-width="0.267cm" draw:marker-end-width="0.267cm" draw:stroke-linejoin="round" svg:stroke-linecap="round" draw:textarea-horizontal-align="center" draw:textarea-vertical-align="middle" fo:padding-top="0.179cm" fo:padding-bottom="0.179cm" fo:padding-left="0.304cm" fo:padding-right="0.3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96cm" fo:min-width="0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674cm" fo:min-width="1.738cm"/>
    </style:style>
    <style:style style:name="gr7" style:family="graphic" style:parent-style-name="standard">
      <style:graphic-properties draw:stroke="solid" draw:stroke-dash="Dash_20_Dot_20_1" svg:stroke-width="0.106cm" svg:stroke-color="#005085" draw:marker-start-width="0.267cm" draw:marker-end-width="0.267cm" draw:stroke-linejoin="round" svg:stroke-linecap="round" draw:fill="none" draw:textarea-horizontal-align="center" draw:textarea-vertical-align="middle" fo:padding-top="0.179cm" fo:padding-bottom="0.179cm" fo:padding-left="0.304cm" fo:padding-right="0.304cm"/>
    </style:style>
    <style:style style:name="gr8" style:family="graphic" style:parent-style-name="standard">
      <style:graphic-properties draw:stroke="solid" draw:stroke-dash="Dash_20_Dot_20_1" svg:stroke-width="0.106cm" svg:stroke-color="#005085" draw:marker-start-width="0.267cm" draw:marker-end-width="0.267cm" draw:stroke-linejoin="round" svg:stroke-linecap="round" draw:textarea-horizontal-align="center" draw:textarea-vertical-align="middle" fo:padding-top="0.179cm" fo:padding-bottom="0.179cm" fo:padding-left="0.304cm" fo:padding-right="0.30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00508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5085" loext:opacity="100%" style:font-name="Roboto Slab"/>
    </style:style>
    <style:style style:name="P6" style:family="paragraph">
      <loext:graphic-properties draw:fill="none" draw:fill-color="#ffffff"/>
      <style:paragraph-properties fo:text-align="center"/>
      <style:text-properties fo:color="#005085" loext:opacity="100%" loext:color-lum-mod="100%" loext:color-lum-off="0%" style:font-name="Roboto Slab" fo:font-size="21pt" style:font-size-asian="21pt" style:font-size-complex="21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Roboto Slab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Roboto Slab" fo:font-size="21pt" style:font-size-asian="21pt" style:font-size-complex="21pt"/>
    </style:style>
    <style:style style:name="T1" style:family="text">
      <style:text-properties fo:color="#005085" loext:opacity="100%" style:font-name="Roboto Slab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Roboto Slab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32cm" svg:height="4.101cm" svg:x="3.005cm" svg:y="2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3cm" svg:height="2.216cm" svg:x="4.035cm" svg:y="3.423cm">
          <text:p/>
          <draw:enhanced-geometry svg:viewBox="0 0 21600 21600" draw:path-stretchpoint-x="10800" draw:path-stretchpoint-y="10800" draw:text-areas="?f3 ?f4 ?f5 ?f6" draw:type="round-rectangle" draw:modifiers="4871.447902571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3" draw:text-style-name="P3" draw:layer="layout" svg:width="1.429cm" svg:height="0.413cm" svg:x="4.581cm" svg:y="3.92cm" svg:viewBox="0 0 1430 414" draw:points="704,0 1430,206 704,414 0,207">
            <text:p/>
          </draw:polygon>
          <draw:polyline draw:style-name="gr4" draw:text-style-name="P4" draw:layer="layout" svg:width="1.537cm" svg:height="0.472cm" svg:x="4.473cm" svg:y="4.128cm" svg:viewBox="0 0 1538 473" draw:points="109,0 109,0 104,1 98,3 93,4 88,6 83,8 78,10 74,12 69,15 61,20 54,25 47,31 41,37 35,43 29,50 24,57 19,65 15,73 11,81 8,90 5,98 3,107 1,116 0,125 0,134 0,143 1,152 3,160 5,169 8,178 11,186 15,194 19,202 24,210 29,217 35,224 41,230 47,236 54,242 61,247 69,252 72,254 75,255 82,259 88,261 95,264 812,473 1538,266">
            <text:p/>
          </draw:polyline>
          <draw:polyline draw:style-name="gr4" draw:text-style-name="P4" draw:layer="layout" svg:width="1.537cm" svg:height="0.473cm" svg:x="4.473cm" svg:y="4.397cm" svg:viewBox="0 0 1538 474" draw:points="109,0 109,0 104,1 98,3 93,4 88,6 83,8 78,11 74,13 69,16 61,21 54,26 47,32 41,38 35,44 29,51 24,58 19,66 15,74 11,82 8,90 5,99 3,107 1,116 0,125 0,134 0,143 1,152 3,161 5,170 8,178 11,187 15,195 19,203 24,211 29,218 35,225 41,231 47,237 54,243 61,248 69,253 72,255 75,256 82,260 88,262 95,265 812,474 1538,267">
            <text:p/>
          </draw:polyline>
          <draw:polyline draw:style-name="gr4" draw:text-style-name="P4" draw:layer="layout" svg:width="1.537cm" svg:height="0.473cm" svg:x="4.473cm" svg:y="4.669cm" svg:viewBox="0 0 1538 474" draw:points="109,0 109,0 104,1 98,3 93,4 88,6 83,8 78,10 74,12 69,15 61,20 54,25 47,31 41,37 35,44 29,51 24,58 19,66 15,74 11,82 8,90 5,99 3,107 1,116 0,125 0,134 0,143 1,152 3,161 5,170 8,178 11,187 15,195 19,203 24,211 29,218 35,225 41,231 47,237 54,243 61,248 69,253 72,255 75,256 78,258 82,259 88,262 95,264 812,474 1538,266">
            <text:p/>
          </draw:polyline>
        </draw:g>
        <draw:frame draw:style-name="gr5" draw:text-style-name="P6" draw:layer="layout" svg:width="6.558cm" svg:height="1.746cm" svg:x="6.747cm" svg:y="3.658cm">
          <draw:text-box>
            <text:p text:style-name="P5"><text:span text:style-name="T1">BIBLIOTEC</text:span></text:p>
          </draw:text-box>
        </draw:frame>
        <draw:custom-shape draw:style-name="gr1" draw:text-style-name="P1" draw:layer="layout" svg:width="11.32cm" svg:height="4.101cm" svg:x="3.024cm" svg:y="6.9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3cm" svg:height="2.216cm" svg:x="4.054cm" svg:y="7.826cm">
          <text:p/>
          <draw:enhanced-geometry svg:viewBox="0 0 21600 21600" draw:path-stretchpoint-x="10800" draw:path-stretchpoint-y="10800" draw:text-areas="?f3 ?f4 ?f5 ?f6" draw:type="round-rectangle" draw:modifiers="4871.447902571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7" draw:text-style-name="P3" draw:layer="layout" svg:width="1.429cm" svg:height="0.413cm" svg:x="4.6cm" svg:y="8.323cm" svg:viewBox="0 0 1430 414" draw:points="704,0 1430,206 704,414 0,207">
            <text:p/>
          </draw:polygon>
          <draw:polyline draw:style-name="gr8" draw:text-style-name="P4" draw:layer="layout" svg:width="1.537cm" svg:height="0.472cm" svg:x="4.492cm" svg:y="8.531cm" svg:viewBox="0 0 1538 473" draw:points="109,0 109,0 104,1 98,3 93,4 88,6 83,8 78,10 74,12 69,15 61,20 54,25 47,31 41,37 35,43 29,50 24,57 19,65 15,73 11,81 8,90 5,98 3,107 1,116 0,125 0,134 0,143 1,152 3,160 5,169 8,178 11,186 15,194 19,202 24,210 29,217 35,224 41,230 47,236 54,242 61,247 69,252 72,254 75,255 82,259 88,261 95,264 812,473 1538,266">
            <text:p/>
          </draw:polyline>
          <draw:polyline draw:style-name="gr8" draw:text-style-name="P4" draw:layer="layout" svg:width="1.537cm" svg:height="0.473cm" svg:x="4.492cm" svg:y="8.8cm" svg:viewBox="0 0 1538 474" draw:points="109,0 109,0 104,1 98,3 93,4 88,6 83,8 78,11 74,13 69,16 61,21 54,26 47,32 41,38 35,44 29,51 24,58 19,66 15,74 11,82 8,90 5,99 3,107 1,116 0,125 0,134 0,143 1,152 3,161 5,170 8,178 11,187 15,195 19,203 24,211 29,218 35,225 41,231 47,237 54,243 61,248 69,253 72,255 75,256 82,260 88,262 95,265 812,474 1538,267">
            <text:p/>
          </draw:polyline>
          <draw:polyline draw:style-name="gr8" draw:text-style-name="P4" draw:layer="layout" svg:width="1.537cm" svg:height="0.473cm" svg:x="4.492cm" svg:y="9.072cm" svg:viewBox="0 0 1538 474" draw:points="109,0 109,0 104,1 98,3 93,4 88,6 83,8 78,10 74,12 69,15 61,20 54,25 47,31 41,37 35,44 29,51 24,58 19,66 15,74 11,82 8,90 5,99 3,107 1,116 0,125 0,134 0,143 1,152 3,161 5,170 8,178 11,187 15,195 19,203 24,211 29,218 35,225 41,231 47,237 54,243 61,248 69,253 72,255 75,256 78,258 82,259 88,262 95,264 812,474 1538,266">
            <text:p/>
          </draw:polyline>
        </draw:g>
        <draw:frame draw:style-name="gr5" draw:text-style-name="P9" draw:layer="layout" svg:width="6.558cm" svg:height="1.746cm" svg:x="6.766cm" svg:y="8.061cm">
          <draw:text-box>
            <text:p text:style-name="P8"><text:span text:style-name="T2">BIBLIOT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Roboto" svg:font-family="Roboto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00:11:28.180000000</meta:creation-date>
    <dc:date>2023-04-07T01:06:15.926000000</dc:date>
    <meta:editing-duration>PT54M57S</meta:editing-duration>
    <meta:editing-cycles>3</meta:editing-cycles>
    <meta:generator>LibreOffice/7.5.1.2$Windows_X86_64 LibreOffice_project/fcbaee479e84c6cd81291587d2ee68cba099e129</meta:generator>
    <meta:document-statistic meta:object-count="16"/>
  </office:meta>
</office:document-meta>
</file>